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style:line-height-at-least="0.503cm"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ditions Générales d'Utilisation (CGU)</text:p>
      <text:p text:style-name="P1"/>
      <text:p text:style-name="P1">Article 1 – Objet</text:p>
      <text:p text:style-name="P1">Les présentes Conditions Générales d'Utilisation (CGU) définissent les règles d'accès et d'utilisation de la Plateforme d’Avis et Conseils Touristiques (PACT), éditée par l’association TripEnArvor. Cette plateforme a pour vocation de promouvoir les activités touristiques, culturelles et sociales du territoire des Côtes d’Armor. En accédant à la plateforme, les utilisateurs (« Visiteurs », « Membres » et « Professionnels ») acceptent de se conformer aux présentes CGU. Toute utilisation de la plateforme implique l’adhésion totale et sans réserve aux dispositions ci-après.</text:p>
      <text:p text:style-name="P1"/>
      <text:p text:style-name="P1">Article 2 – Accès à la plateforme</text:p>
      <text:p text:style-name="P1">1. Visiteurs : Les visiteurs ont un accès libre au contenu du Front Office, comprenant les Offres touristiques et les Avis émis par les Membres. Aucun compte utilisateur n’est requis pour cette consultation.</text:p>
      <text:p text:style-name="P1">2. Membres : Les visiteurs souhaitant interagir avec les Offres (déposer des Avis, signaler des contenus ou utiliser des fonctions avancées) doivent s’inscrire sur la plateforme pour créer un compte Membre.</text:p>
      <text:p text:style-name="P1">3. Professionnels : Les professionnels du secteur touristique souhaitant promouvoir leurs Offres doivent s’inscrire en tant que Professionnels. Ils accèdent au Back Office pour gérer leurs Offres, consulter les Avis et souscrire à des options payantes.</text:p>
      <text:p text:style-name="P1"/>
      <text:p text:style-name="P1">Article 3 – Inscription et Comptes Utilisateurs</text:p>
      <text:p text:style-name="P1">1. Inscription : L’inscription sur la plateforme est gratuite et implique la fourniture d’informations exactes, complètes et à jour. Les utilisateurs doivent accepter les présentes CGU lors de la création de leur compte.</text:p>
      <text:p text:style-name="P1">2. Gestion des comptes : Les utilisateurs sont responsables de la confidentialité de leurs identifiants et des actions réalisées via leur compte. En cas de perte ou d’utilisation frauduleuse, ils doivent en informer immédiatement l’équipe de TripEnArvor.</text:p>
      <text:p text:style-name="P1">3. Vérification des informations : TripEnArvor se réserve le droit de vérifier l’exactitude des informations fournies et de suspendre ou supprimer tout compte en cas de non-conformité ou d’utilisation abusive.</text:p>
      <text:p text:style-name="P1"/>
      <text:p text:style-name="P1">Article 4 – Utilisation de la plateforme</text:p>
      <text:p text:style-name="P1">1. Engagements des utilisateurs : Les utilisateurs s’engagent à :</text:p>
      <text:p text:style-name="P1"><text:s text:c="3"/>- Ne pas publier de contenus illicites, diffamatoires, offensants ou contraires aux lois en vigueur.</text:p>
      <text:p text:style-name="P1"><text:s text:c="3"/>- Respecter les droits de propriété intellectuelle attachés aux contenus publiés sur la plateforme.</text:p>
      <text:p text:style-name="P1"><text:s text:c="3"/>- Utiliser la plateforme de manière honnête, sans nuire à son bon fonctionnement.</text:p>
      <text:p text:style-name="P1">2. Modération : TripEnArvor se réserve le droit de modérer, modifier ou supprimer tout contenu non conforme aux présentes CGU.</text:p>
      <text:p text:style-name="P1"/>
      <text:p text:style-name="P1">Article 5 – Avis et Interactions</text:p>
      <text:p text:style-name="P1">1. Dépôt d’Avis :</text:p>
      <text:p text:style-name="P1"><text:s text:c="3"/>- Les Membres peuvent émettre des Avis sur les Offres disponibles. Chaque Avis doit refléter une expérience personnelle, honnête et authentique.</text:p>
      <text:p text:style-name="P1"><text:s text:c="3"/>- Les Avis doivent respecter les règles de modération définies dans la charte d’utilisation de la PACT.</text:p>
      <text:p text:style-name="P1">2. Interactions : Les Membres et Visiteurs peuvent signaler des contenus litigieux, approuver (« pouce vers le haut ») ou désapprouver (« pouce vers le bas ») les Avis publiés. Ces interactions doivent être effectuées de bonne foi.</text:p>
      <text:p text:style-name="P1">3. Réponses des Professionnels : Les Professionnels ont la possibilité de répondre aux Avis concernant leurs Offres ou de signaler des contenus ne respectant pas les présentes CGU.</text:p>
      <text:p text:style-name="P1"><text:soft-page-break/></text:p>
      <text:p text:style-name="P1">Article 6 – Responsabilités</text:p>
      <text:p text:style-name="P1">1. Responsabilités des utilisateurs : Chaque utilisateur est seul responsable des contenus qu’il publie sur la plateforme, ainsi que des conséquences de leurs publications.</text:p>
      <text:p text:style-name="P1">2. Responsabilités de TripEnArvor :</text:p>
      <text:p text:style-name="P1"><text:s text:c="3"/>- L’association s’engage à maintenir la plateforme accessible dans la mesure du possible, sous réserve des périodes de maintenance ou des événements imprévus.</text:p>
      <text:p text:style-name="P1"><text:s text:c="3"/>- TripEnArvor ne saurait être tenu responsable des interruptions de service ou des préjudices indirects liés à l’utilisation de la plateforme.</text:p>
      <text:p text:style-name="P1"/>
      <text:p text:style-name="P1">Article 7 – Données personnelles</text:p>
      <text:p text:style-name="P1">1. Collecte et traitement : Les données personnelles des utilisateurs sont collectées dans le respect du Règlement Général sur la Protection des Données (RGPD).</text:p>
      <text:p text:style-name="P1">2. Droits des utilisateurs : Chaque utilisateur dispose d’un droit d’accès, de rectification, de suppression et de portabilité de ses données. Ces droits peuvent être exercés en contactant l’équipe de TripEnArvor.</text:p>
      <text:p text:style-name="P1">3. Protection : TripEnArvor met en place des mesures techniques et organisationnelles pour assurer la sécurité des données personnelles.</text:p>
      <text:p text:style-name="P1"/>
      <text:p text:style-name="P1">Article 8 – Propriété intellectuelle</text:p>
      <text:p text:style-name="P1">1. La plateforme et ses contenus (textes, images, vidéos, graphismes, etc.) sont protégés par les lois sur la propriété intellectuelle. Toute reproduction ou utilisation non autorisée est strictement interdite.</text:p>
      <text:p text:style-name="P1">2. Les utilisateurs conservent les droits sur les contenus qu’ils publient, tout en concédant à TripEnArvor une licence non exclusive pour les besoins de la plateforme.</text:p>
      <text:p text:style-name="P1"/>
      <text:p text:style-name="P1">Article 9 – Modifications des CGU</text:p>
      <text:p text:style-name="P1">TripEnArvor se réserve le droit de modifier les présentes CGU à tout moment. Les utilisateurs seront informés des modifications via la plateforme ou par e-mail. Les modifications entreront en vigueur dès leur publication.</text:p>
      <text:p text:style-name="P1"/>
      <text:p text:style-name="P1">Article 10 – Durée et Résiliation</text:p>
      <text:p text:style-name="P1">1. Durée : Les présentes CGU sont valables pour une durée indéterminée.</text:p>
      <text:p text:style-name="P1">2. Suppression de compte :</text:p>
      <text:p text:style-name="P1"><text:s text:c="3"/>- Les Membres peuvent supprimer leur compte à tout moment depuis leur espace personnel.</text:p>
      <text:p text:style-name="P1"><text:s text:c="3"/>- Les Professionnels doivent s’assurer qu’aucune Offre n’est en ligne et que toutes les facturations sont réglées avant de demander la suppression de leur compte.</text:p>
      <text:p text:style-name="P1">3. Résiliation par TripEnArvor : En cas de non-respect des CGU, TripEnArvor se réserve le droit de suspendre ou supprimer un compte utilisateur, après notification.</text:p>
      <text:p text:style-name="P1"/>
      <text:p text:style-name="P1">Article 11 – Droit applicable et juridiction compétente</text:p>
      <text:p text:style-name="P1">Les présentes CGU sont régies par le droit français. En cas de litige, les parties s’engagent à rechercher une solution amiable avant de saisir les tribunaux compétents du ressort du siège social de TripEnArv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0T09:55:14.041871483</meta:creation-date>
    <dc:date>2025-01-20T09:59:56.147564287</dc:date>
    <meta:editing-duration>PT4M42S</meta:editing-duration>
    <meta:editing-cycles>1</meta:editing-cycles>
    <meta:document-statistic meta:table-count="0" meta:image-count="0" meta:object-count="0" meta:page-count="2" meta:paragraph-count="45" meta:word-count="868" meta:character-count="5858" meta:non-whitespace-character-count="4997"/>
    <meta:generator>LibreOffice/24.8.3.2$Linux_X86_64 LibreOffice_project/480$Build-2</meta:generator>
  </office:meta>
</office:document-meta>
</file>